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ejaVu Sans" svg:font-family="'DejaVu Sans'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7.893cm"/>
    </style:style>
    <style:style style:name="Table1.B" style:family="table-column">
      <style:table-column-properties style:column-width="9.913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538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5" style:family="table-row">
      <style:table-row-properties style:min-row-height="0.19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8a240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3350f" officeooo:paragraph-rsid="0084d18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af4d0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ce97a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68a44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68a44c" officeooo:paragraph-rsid="0168a44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cf553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8a240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4d18d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571de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6ba22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3c5635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2d0cd9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68b33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5df3c7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83350f" officeooo:paragraph-rsid="0084d18d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1c5ac" officeooo:paragraph-rsid="0111c5a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4c1ec" officeooo:paragraph-rsid="0114c1e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4d18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084d18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c23c58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14c1ec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weight="normal" officeooo:rsid="0114352a" officeooo:paragraph-rsid="0114352a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cf553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4c1ec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401e0b" officeooo:paragraph-rsid="01401e0b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14352a" officeooo:paragraph-rsid="0114352a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rsid="01138075" officeooo:paragraph-rsid="01138075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3c563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adfee0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af4d07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56bc7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537b6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7aabd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de338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10e8b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78d1b8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8245a7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8285b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d87e76" officeooo:paragraph-rsid="00de5097" style:font-size-asian="12pt" style:font-size-complex="12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f9188" officeooo:paragraph-rsid="012f9188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8a44c" officeooo:paragraph-rsid="0168a44c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cb740c" officeooo:paragraph-rsid="0167aabd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ddace6" officeooo:paragraph-rsid="00de5097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c83e35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18c642" officeooo:paragraph-rsid="00c23c58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f4687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01994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eef8d" style:font-size-asian="12pt" style:font-size-complex="12pt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dace6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90667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cffe9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e2d4fe" officeooo:paragraph-rsid="00df4687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1983d" officeooo:paragraph-rsid="00f1983d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1983d" officeooo:paragraph-rsid="012d81cc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ab62f" officeooo:paragraph-rsid="015dbe79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e31215" officeooo:paragraph-rsid="00e31215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6eabc7" officeooo:paragraph-rsid="0172e18c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72e18c" officeooo:paragraph-rsid="0172e18c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745315" officeooo:paragraph-rsid="01745315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05374f" officeooo:paragraph-rsid="0105374f" fo:background-color="#ffff66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077e18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8245a7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6eabc7" officeooo:paragraph-rsid="0172e18c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72e18c" officeooo:paragraph-rsid="0172e18c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775321" officeooo:paragraph-rsid="01775321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0a9744e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6801cd" officeooo:paragraph-rsid="016801cd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75321" officeooo:paragraph-rsid="01775321"/>
    </style:style>
    <style:style style:name="P83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84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9cfca4" officeooo:paragraph-rsid="009cfca4" style:font-size-asian="12pt" style:font-size-complex="12pt"/>
    </style:style>
    <style:style style:name="P85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9502f" style:font-size-asian="12pt" style:font-size-complex="12pt"/>
    </style:style>
    <style:style style:name="P87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cd370" style:font-size-asian="12pt" style:font-size-complex="12pt"/>
    </style:style>
    <style:style style:name="P8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7e143" style:font-size-asian="12pt" style:font-size-complex="12pt"/>
    </style:style>
    <style:style style:name="P89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c104b" officeooo:paragraph-rsid="011c104b" style:font-size-asian="12pt" style:font-size-complex="12pt"/>
    </style:style>
    <style:style style:name="P90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83350f" officeooo:paragraph-rsid="0109502f" style:font-size-asian="12pt" style:font-size-complex="12pt"/>
    </style:style>
    <style:style style:name="P91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Liberation Serif" fo:font-size="12pt" officeooo:paragraph-rsid="0117e143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Liberation Serif" fo:font-size="12pt" officeooo:paragraph-rsid="00a72109" style:font-size-asian="12pt" style:font-size-complex="12pt"/>
    </style:style>
    <style:style style:name="P95" style:family="paragraph" style:parent-style-name="Preformatted_20_Text">
      <style:paragraph-properties fo:margin-left="0cm" fo:margin-right="0cm" fo:margin-top="0cm" fo:margin-bottom="0.499cm" style:contextual-spacing="false" fo:widows="1" fo:text-indent="0cm" style:auto-text-indent="false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96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97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98" style:family="paragraph" style:parent-style-name="Text_20_body">
      <style:text-properties style:font-name="Liberation Serif" fo:font-size="12pt" style:font-size-asian="12pt" style:font-size-complex="12pt"/>
    </style:style>
    <style:style style:name="P99" style:family="paragraph" style:parent-style-name="Text_20_body">
      <style:text-properties style:font-name="Liberation Serif" officeooo:paragraph-rsid="0162261b"/>
    </style:style>
    <style:style style:name="P100" style:family="paragraph" style:parent-style-name="Text_20_body">
      <style:text-properties fo:font-size="12pt" style:font-size-asian="12pt" style:font-size-complex="12pt"/>
    </style:style>
    <style:style style:name="P101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102" style:family="paragraph" style:parent-style-name="Heading_20_2">
      <style:text-properties style:font-name="Liberation Serif" fo:font-size="12pt" style:font-size-asian="12pt" style:font-size-complex="12pt"/>
    </style:style>
    <style:style style:name="P103" style:family="paragraph" style:parent-style-name="Table_20_Contents">
      <style:text-properties officeooo:paragraph-rsid="00ef9abb"/>
    </style:style>
    <style:style style:name="P104" style:family="paragraph" style:parent-style-name="Table_20_Contents">
      <style:text-properties fo:font-size="12pt" officeooo:paragraph-rsid="00ef9abb" style:font-size-asian="12pt" style:font-size-complex="12pt"/>
    </style:style>
    <style:style style:name="P105" style:family="paragraph" style:parent-style-name="Table_20_Contents">
      <style:text-properties fo:font-size="12pt" officeooo:paragraph-rsid="00a7998e" style:font-size-asian="12pt" style:font-size-complex="12pt"/>
    </style:style>
    <style:style style:name="P106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7" style:family="paragraph" style:parent-style-name="Table_20_Contents">
      <style:text-properties style:font-name="Liberation Mono" fo:font-size="12pt" fo:font-weight="bold" officeooo:paragraph-rsid="00af4d07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style:font-name="Liberation Serif" fo:font-size="12pt" officeooo:paragraph-rsid="00ddace6" style:font-size-asian="12pt" style:font-size-complex="12pt"/>
    </style:style>
    <style:style style:name="P109" style:family="paragraph" style:parent-style-name="Table_20_Contents">
      <style:text-properties style:font-name="Liberation Serif" fo:font-size="12pt" officeooo:paragraph-rsid="0162261b" style:font-size-asian="12pt" style:font-size-complex="12pt"/>
    </style:style>
    <style:style style:name="P110" style:family="paragraph" style:parent-style-name="Table_20_Contents">
      <style:text-properties style:font-name="Liberation Serif" fo:font-size="12pt" fo:font-weight="bold" officeooo:paragraph-rsid="0162261b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officeooo:paragraph-rsid="015bd849"/>
    </style:style>
    <style:style style:name="P112" style:family="paragraph" style:parent-style-name="Standard">
      <style:paragraph-properties fo:margin-top="0cm" fo:margin-bottom="0.499cm" style:contextual-spacing="false"/>
      <style:text-properties fo:font-size="12pt" officeooo:paragraph-rsid="00bcfdc7" style:font-size-asian="12pt" style:font-size-complex="12pt"/>
    </style:style>
    <style:style style:name="P11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1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15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1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1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19" style:family="paragraph" style:parent-style-name="Standard">
      <style:text-properties fo:font-variant="normal" fo:text-transform="none" fo:color="#252525" style:text-line-through-style="none" style:text-line-through-type="none" style:font-name="Liberation Serif" fo:font-size="12pt" fo:font-style="normal" style:text-underline-style="none" fo:font-weight="normal" officeooo:rsid="00fb6554" officeooo:paragraph-rsid="0162261b" style:text-blinking="false" fo:background-color="transparent" style:font-size-asian="12pt" style:font-size-complex="12pt"/>
    </style:style>
    <style:style style:name="P120" style:family="paragraph" style:parent-style-name="Text_20_body" style:list-style-name="L2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21" style:family="paragraph" style:parent-style-name="Text_20_body" style:list-style-name="L4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22" style:family="paragraph" style:parent-style-name="Text_20_body" style:list-style-name="L8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23" style:family="paragraph" style:parent-style-name="Text_20_body" style:list-style-name="L5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4" style:family="paragraph" style:parent-style-name="Text_20_body" style:list-style-name="L2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5" style:family="paragraph" style:parent-style-name="Text_20_body" style:list-style-name="L4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1198464" style:font-size-asian="12pt" style:font-size-complex="12pt"/>
    </style:style>
    <style:style style:name="P126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121591d" style:font-size-asian="12pt" style:font-size-complex="12pt"/>
    </style:style>
    <style:style style:name="P127" style:family="paragraph" style:parent-style-name="Text_20_body" style:list-style-name="L8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8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Mono" fo:font-size="12pt" fo:letter-spacing="normal" fo:font-style="normal" fo:font-weight="bold" officeooo:paragraph-rsid="011cd73c" style:font-size-asian="12pt" style:font-weight-asian="bold" style:font-size-complex="12pt" style:font-weight-complex="bold"/>
    </style:style>
    <style:style style:name="P129" style:family="paragraph" style:parent-style-name="Text_20_body" style:list-style-name="L4">
      <style:paragraph-properties fo:margin-top="0cm" fo:margin-bottom="0cm" style:contextual-spacing="false" fo:widows="1" fo:padding="0cm" fo:border="none"/>
      <style:text-properties style:font-name="Liberation Serif" fo:font-size="12pt" officeooo:paragraph-rsid="01198464" style:font-size-asian="12pt" style:font-size-complex="12pt"/>
    </style:style>
    <style:style style:name="P130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style:font-name="Liberation Mono" fo:font-weight="bold" officeooo:paragraph-rsid="011cd73c" style:font-weight-asian="bold" style:font-weight-complex="bold"/>
    </style:style>
    <style:style style:name="P131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officeooo:paragraph-rsid="0121591d"/>
    </style:style>
    <style:style style:name="P132" style:family="paragraph" style:parent-style-name="Table_20_Contents" style:list-style-name="L3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33" style:family="paragraph" style:parent-style-name="Table_20_Contents" style:list-style-name="L3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134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5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3d224" style:font-weight-asian="bold" style:font-weight-complex="bold"/>
    </style:style>
    <style:style style:name="T4" style:family="text">
      <style:text-properties fo:font-weight="bold" officeooo:rsid="0094ca2a" style:font-weight-asian="bold" style:font-weight-complex="bold"/>
    </style:style>
    <style:style style:name="T5" style:family="text">
      <style:text-properties fo:font-weight="bold" officeooo:rsid="0018c642" style:font-weight-asian="bold" style:font-weight-complex="bold"/>
    </style:style>
    <style:style style:name="T6" style:family="text">
      <style:text-properties fo:font-weight="bold" officeooo:rsid="00b5a72b" style:font-weight-asian="bold" style:font-weight-complex="bold"/>
    </style:style>
    <style:style style:name="T7" style:family="text">
      <style:text-properties fo:font-weight="bold" officeooo:rsid="00c1886b" style:font-weight-asian="bold" style:font-weight-complex="bold"/>
    </style:style>
    <style:style style:name="T8" style:family="text">
      <style:text-properties fo:font-weight="bold" officeooo:rsid="010aa5a0" style:font-weight-asian="bold" style:font-weight-complex="bold"/>
    </style:style>
    <style:style style:name="T9" style:family="text">
      <style:text-properties fo:font-weight="bold" officeooo:rsid="01308a06" style:font-weight-asian="bold" style:font-weight-complex="bold"/>
    </style:style>
    <style:style style:name="T10" style:family="text">
      <style:text-properties fo:font-weight="bold" officeooo:rsid="0163274f" style:font-weight-asian="bold" style:font-weight-complex="bold"/>
    </style:style>
    <style:style style:name="T11" style:family="text">
      <style:text-properties fo:font-weight="bold" officeooo:rsid="016de338" style:font-weight-asian="bold" style:font-weight-complex="bold"/>
    </style:style>
    <style:style style:name="T12" style:family="text">
      <style:text-properties fo:font-weight="bold" officeooo:rsid="0172e18c" style:font-weight-asian="bold" style:font-weight-complex="bold"/>
    </style:style>
    <style:style style:name="T13" style:family="text">
      <style:text-properties fo:font-weight="bold" officeooo:rsid="01745315" style:font-weight-asian="bold" style:font-weight-complex="bold"/>
    </style:style>
    <style:style style:name="T14" style:family="text">
      <style:text-properties fo:font-weight="bold" officeooo:rsid="01766f7b" style:font-weight-asian="bold" style:font-weight-complex="bold"/>
    </style:style>
    <style:style style:name="T15" style:family="text">
      <style:text-properties fo:font-weight="bold" officeooo:rsid="018d59cc" style:font-weight-asian="bold" style:font-weight-complex="bold"/>
    </style:style>
    <style:style style:name="T16" style:family="text">
      <style:text-properties fo:font-weight="bold" officeooo:rsid="0147f6af" style:font-weight-asian="bold" style:font-weight-complex="bold"/>
    </style:style>
    <style:style style:name="T17" style:family="text">
      <style:text-properties fo:font-weight="bold" officeooo:rsid="019a61bd" style:font-weight-asian="bold" style:font-weight-complex="bold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fo:font-weight="bold" officeooo:rsid="0093d224" style:font-size-asian="12pt" style:font-weight-asian="bold" style:font-size-complex="12pt" style:font-weight-complex="bold"/>
    </style:style>
    <style:style style:name="T21" style:family="text">
      <style:text-properties style:font-name="Liberation Serif" fo:font-weight="bold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de5097" style:font-weight-asian="bold" style:font-weight-complex="bold"/>
    </style:style>
    <style:style style:name="T24" style:family="text">
      <style:text-properties style:font-name="Liberation Serif" fo:font-weight="bold" officeooo:rsid="0163b775" style:font-weight-asian="bold" style:font-weight-complex="bold"/>
    </style:style>
    <style:style style:name="T25" style:family="text">
      <style:text-properties style:font-name="Liberation Serif" fo:font-weight="bold" officeooo:rsid="017dbf5a" style:font-weight-asian="bold" style:font-weight-complex="bold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fo:font-weight="normal" officeooo:rsid="00cb740c" style:font-weight-asian="normal" style:font-weight-complex="normal"/>
    </style:style>
    <style:style style:name="T28" style:family="text">
      <style:text-properties style:font-name="Liberation Serif" fo:font-weight="normal" officeooo:rsid="00de5097" style:font-weight-asian="normal" style:font-weight-complex="normal"/>
    </style:style>
    <style:style style:name="T29" style:family="text">
      <style:text-properties style:font-name="Liberation Serif" fo:font-weight="normal" officeooo:rsid="0163b775" style:font-weight-asian="normal" style:font-weight-complex="normal"/>
    </style:style>
    <style:style style:name="T30" style:family="text">
      <style:text-properties style:font-name="Liberation Serif" fo:font-weight="normal" officeooo:rsid="017dbf5a" style:font-weight-asian="normal" style:font-weight-complex="normal"/>
    </style:style>
    <style:style style:name="T31" style:family="text">
      <style:text-properties style:font-name="Liberation Serif" officeooo:rsid="010bd108"/>
    </style:style>
    <style:style style:name="T32" style:family="text">
      <style:text-properties style:font-name="Liberation Serif" officeooo:rsid="01401e0b"/>
    </style:style>
    <style:style style:name="T33" style:family="text">
      <style:text-properties style:font-name="Liberation Serif" officeooo:rsid="016a960f"/>
    </style:style>
    <style:style style:name="T34" style:family="text">
      <style:text-properties style:font-weight-asian="bold" style:font-weight-complex="bold"/>
    </style:style>
    <style:style style:name="T35" style:family="text">
      <style:text-properties fo:language="en" fo:country="US" fo:font-weight="bold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93d224" style:font-weight-asian="bold" style:font-weight-complex="bold"/>
    </style:style>
    <style:style style:name="T38" style:family="text">
      <style:text-properties fo:language="en" fo:country="US" fo:font-weight="bold" officeooo:rsid="01593caf" style:font-weight-asian="bold" style:font-weight-complex="bold"/>
    </style:style>
    <style:style style:name="T39" style:family="text">
      <style:text-properties officeooo:rsid="00791e85"/>
    </style:style>
    <style:style style:name="T40" style:family="text">
      <style:text-properties officeooo:rsid="0083350f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normal" officeooo:rsid="011cd73c" style:font-size-asian="12pt" style:font-size-complex="12pt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officeooo:rsid="0151e229" style:font-size-asian="12pt" style:font-size-complex="12pt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17a8ac0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bold" officeooo:rsid="01233782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bold" officeooo:rsid="01201c84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49" style:family="text">
      <style:text-properties fo:font-variant="normal" fo:text-transform="none" fo:color="#252525" style:font-name="Liberation Serif" fo:letter-spacing="normal" fo:font-style="normal" fo:font-weight="normal" officeooo:rsid="00d3b7a7"/>
    </style:style>
    <style:style style:name="T50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52525" style:font-name="Liberation Serif" fo:letter-spacing="normal" fo:font-style="normal" fo:font-weight="bold" officeooo:rsid="00d2205b" style:font-weight-asian="bold" style:font-weight-complex="bold"/>
    </style:style>
    <style:style style:name="T52" style:family="text">
      <style:text-properties fo:font-variant="normal" fo:text-transform="none" fo:color="#252525" style:font-name="Liberation Serif" fo:letter-spacing="normal" fo:font-style="normal" fo:font-weight="bold" officeooo:rsid="016df629" style:font-weight-asian="bold" style:font-weight-complex="bold"/>
    </style:style>
    <style:style style:name="T53" style:family="text">
      <style:text-properties fo:font-variant="normal" fo:text-transform="none" fo:color="#252525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252525" style:font-name="Liberation Serif" fo:letter-spacing="normal" fo:font-style="normal" fo:font-weight="bold" officeooo:rsid="016de338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252525" fo:letter-spacing="normal" fo:font-style="normal" fo:font-weight="normal"/>
    </style:style>
    <style:style style:name="T56" style:family="text">
      <style:text-properties fo:font-variant="normal" fo:text-transform="none" fo:color="#252525" fo:letter-spacing="normal" fo:font-style="normal" fo:font-weight="normal" officeooo:rsid="017e564b"/>
    </style:style>
    <style:style style:name="T57" style:family="text">
      <style:text-properties fo:font-variant="normal" fo:text-transform="none" fo:color="#252525" fo:letter-spacing="normal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252525" fo:letter-spacing="normal" fo:font-style="italic" fo:font-weight="normal" style:font-style-asian="italic" style:font-style-complex="italic"/>
    </style:style>
    <style:style style:name="T60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52525" style:font-name="Liberation Mono" fo:font-size="12pt" fo:letter-spacing="normal" fo:font-style="normal" fo:font-weight="bold" officeooo:rsid="016df629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252525" style:font-name="Liberation Mono" fo:letter-spacing="normal" fo:font-style="normal" fo:font-weight="bold" officeooo:rsid="00f43f59" style:font-weight-asian="bold" style:font-weight-complex="bold"/>
    </style:style>
    <style:style style:name="T64" style:family="text">
      <style:text-properties fo:font-variant="normal" fo:text-transform="none" fo:color="#252525" fo:font-size="12pt" fo:letter-spacing="normal" fo:font-style="normal" fo:font-weight="bold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52525" fo:font-size="12pt" fo:letter-spacing="normal" fo:font-style="normal" style:font-size-asian="12pt" style:font-size-complex="12pt"/>
    </style:style>
    <style:style style:name="T66" style:family="text">
      <style:text-properties fo:font-variant="normal" fo:text-transform="none" fo:color="#252525" fo:font-size="12pt" fo:letter-spacing="normal" fo:font-style="normal" officeooo:rsid="0144282c" style:font-size-asian="12pt" style:font-size-complex="12pt"/>
    </style:style>
    <style:style style:name="T67" style:family="text">
      <style:text-properties fo:font-variant="normal" fo:text-transform="none" fo:color="#252525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8" style:family="text">
      <style:text-properties fo:font-variant="normal" fo:text-transform="none" fo:color="#252525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252525" style:text-line-through-style="none" style:text-line-through-type="none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0" style:family="text">
      <style:text-properties style:font-name="Liberation Mono" fo:font-weight="bold" style:font-weight-asian="bold" style:font-weight-complex="bold"/>
    </style:style>
    <style:style style:name="T71" style:family="text">
      <style:text-properties style:font-name="Liberation Mono" fo:font-weight="bold" officeooo:rsid="010a130a" style:font-weight-asian="bold" style:font-weight-complex="bold"/>
    </style:style>
    <style:style style:name="T72" style:family="text">
      <style:text-properties style:font-name="Liberation Mono" fo:font-weight="bold" officeooo:rsid="010c049c" style:font-weight-asian="bold" style:font-weight-complex="bold"/>
    </style:style>
    <style:style style:name="T73" style:family="text">
      <style:text-properties style:font-name="Liberation Mono" fo:font-weight="bold" officeooo:rsid="00b5a72b" style:font-weight-asian="bold" style:font-weight-complex="bold"/>
    </style:style>
    <style:style style:name="T74" style:family="text">
      <style:text-properties style:font-name="Liberation Mono" fo:font-weight="bold" officeooo:rsid="00c1886b" style:font-weight-asian="bold" style:font-weight-complex="bold"/>
    </style:style>
    <style:style style:name="T75" style:family="text">
      <style:text-properties style:font-name="Liberation Mono" fo:font-weight="bold" officeooo:rsid="00cb740c" style:font-weight-asian="bold" style:font-weight-complex="bold"/>
    </style:style>
    <style:style style:name="T76" style:family="text">
      <style:text-properties style:font-name="Liberation Mono" fo:font-weight="bold" officeooo:rsid="016de338" style:font-weight-asian="bold" style:font-weight-complex="bold"/>
    </style:style>
    <style:style style:name="T77" style:family="text">
      <style:text-properties officeooo:rsid="0096a3e5"/>
    </style:style>
    <style:style style:name="T78" style:family="text">
      <style:text-properties officeooo:rsid="0018c642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officeooo:rsid="00b5a72b"/>
    </style:style>
    <style:style style:name="T82" style:family="text">
      <style:text-properties officeooo:rsid="00c1886b" style:font-weight-asian="normal" style:font-weight-complex="normal"/>
    </style:style>
    <style:style style:name="T83" style:family="text">
      <style:text-properties officeooo:rsid="0147f6af" style:font-weight-asian="normal" style:font-weight-complex="normal"/>
    </style:style>
    <style:style style:name="T84" style:family="text">
      <style:text-properties officeooo:rsid="0148acf8" style:font-weight-asian="normal" style:font-weight-complex="normal"/>
    </style:style>
    <style:style style:name="T85" style:family="text">
      <style:text-properties officeooo:rsid="00de8630"/>
    </style:style>
    <style:style style:name="T86" style:family="text">
      <style:text-properties officeooo:rsid="00e0849d"/>
    </style:style>
    <style:style style:name="T87" style:family="text">
      <style:text-properties officeooo:rsid="00e56ff5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19b358" style:font-size-asian="12pt" style:font-size-complex="12pt"/>
    </style:style>
    <style:style style:name="T90" style:family="text">
      <style:text-properties fo:font-size="12pt" officeooo:rsid="0151e229" style:font-size-asian="12pt" style:font-size-complex="12pt"/>
    </style:style>
    <style:style style:name="T91" style:family="text">
      <style:text-properties fo:font-size="12pt" fo:font-weight="bold" style:font-size-asian="12pt" style:font-weight-asian="bold" style:font-size-complex="12pt" style:font-weight-complex="bold"/>
    </style:style>
    <style:style style:name="T9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officeooo:rsid="0106490f"/>
    </style:style>
    <style:style style:name="T94" style:family="text">
      <style:text-properties officeooo:rsid="0125c776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1308a06" style:font-weight-asian="normal" style:font-weight-complex="normal"/>
    </style:style>
    <style:style style:name="T97" style:family="text">
      <style:text-properties fo:font-weight="normal" officeooo:rsid="017e5c22" style:font-weight-asian="normal" style:font-weight-complex="normal"/>
    </style:style>
    <style:style style:name="T98" style:family="text">
      <style:text-properties officeooo:rsid="01308a06"/>
    </style:style>
    <style:style style:name="T99" style:family="text">
      <style:text-properties officeooo:rsid="00f1983d"/>
    </style:style>
    <style:style style:name="T100" style:family="text">
      <style:text-properties officeooo:rsid="0160b191"/>
    </style:style>
    <style:style style:name="T101" style:family="text">
      <style:text-properties officeooo:rsid="0165118d"/>
    </style:style>
    <style:style style:name="T102" style:family="text">
      <style:text-properties officeooo:rsid="016df629"/>
    </style:style>
    <style:style style:name="T103" style:family="text">
      <style:text-properties officeooo:rsid="0172e18c"/>
    </style:style>
    <style:style style:name="T104" style:family="text">
      <style:text-properties officeooo:rsid="0176806a"/>
    </style:style>
    <style:style style:name="T105" style:family="text">
      <style:text-properties officeooo:rsid="017d4391"/>
    </style:style>
    <style:style style:name="T106" style:family="text">
      <style:text-properties officeooo:rsid="017e5c22"/>
    </style:style>
    <style:style style:name="T107" style:family="text">
      <style:text-properties officeooo:rsid="0186ace5"/>
    </style:style>
    <style:style style:name="T108" style:family="text">
      <style:text-properties officeooo:rsid="0189ec1e"/>
    </style:style>
    <style:style style:name="T109" style:family="text">
      <style:text-properties officeooo:rsid="01913d8e"/>
    </style:style>
    <style:style style:name="T110" style:family="text">
      <style:text-properties officeooo:rsid="0195b4f1"/>
    </style:style>
    <style:style style:name="T111" style:family="text">
      <style:text-properties officeooo:rsid="019782a8"/>
    </style:style>
    <style:style style:name="T112" style:family="text">
      <style:text-properties officeooo:rsid="019a6103"/>
    </style:style>
    <style:style style:name="T113" style:family="text">
      <style:text-properties officeooo:rsid="00371e2f"/>
    </style:style>
    <style:style style:name="T114" style:family="text">
      <style:text-properties officeooo:rsid="0263684f"/>
    </style:style>
    <style:style style:name="T115" style:family="text">
      <style:text-properties officeooo:rsid="002d4cf0"/>
    </style:style>
    <style:style style:name="T116" style:family="text">
      <style:text-properties officeooo:rsid="002f4af5"/>
    </style:style>
    <style:style style:name="T117" style:family="text">
      <style:text-properties officeooo:rsid="001cd725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<text:bookmark text:name="firstHeading"/><text:span text:style-name="T2">Python</text:span>/C2/<text:span text:style-name="T3">Saving-Plots</text:span>/English</text:h>
      <text:p text:style-name="P96"/>
      <text:section text:style-name="Sect1" text:name="bodyContent">
        <text:p text:style-name="P98"/>
        <text:section text:style-name="Sect1" text:name="contentSub">
          <text:p text:style-name="P98"/>
        </text:section>
      </text:section>
      <text:section text:style-name="Sect2" text:name="mw-content-text">
        <text:p text:style-name="P96"><text:span text:style-name="T1">Title of script</text:span>: <text:span text:style-name="T3">Saving-Plots</text:span></text:p>
        <text:p text:style-name="P97">Author: <text:span text:style-name="T112">Chandrika, Pravin, Vineeta Parmar, Thirumalesh H S</text:span></text:p>
        <text:p text:style-name="P98"><text:span text:style-name="T35">Keywords: </text:span><text:span text:style-name="T36">IPython, </text:span><text:span text:style-name="T37">save</text:span><text:span text:style-name="T38">fig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8">Visual Cue</text:p>
            </table:table-cell>
            <table:table-cell table:style-name="Table1.A1" office:value-type="string">
              <text:p text:style-name="P38">Narration</text:p>
            </table:table-cell>
          </table:table-row>
          <table:table-row>
            <table:table-cell table:style-name="Table1.A1" office:value-type="string">
              <text:p text:style-name="P40">Show Slide </text:p>
              <text:p text:style-name="P40">“<text:span text:style-name="T4">Saving Plots</text:span>”</text:p>
            </table:table-cell>
            <table:table-cell table:style-name="Table1.A1" office:value-type="string">
              <text:p text:style-name="P57"><text:span text:style-name="T19">Hello Friends. Welcome to the tutorial on "</text:span><text:span text:style-name="Teletype"><text:span text:style-name="T20">Saving Plots</text:span></text:span><text:span text:style-name="T19">". </text:span>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"/>
              <text:p text:style-name="P28"><text:span text:style-name="T77">Ob</text:span>jectives </text:p>
            </table:table-cell>
            <table:table-cell table:style-name="Table1.A1" office:value-type="string">
              <text:p text:style-name="P11">At the end of this tutorial, you will be able to -</text:p>
              <text:p text:style-name="P11"/>
              <text:list xml:id="list4878837953869028660" text:style-name="L2">
                <text:list-item>
                  <text:p text:style-name="P120"><text:span text:style-name="T41">Save plots using </text:span><text:span text:style-name="Teletype"><text:span text:style-name="T60">savefig()</text:span></text:span><text:span text:style-name="Teletype"><text:span text:style-name="T41"> </text:span></text:span><text:span text:style-name="T41">function.</text:span></text:p>
                </text:list-item>
                <text:list-item>
                  <text:p text:style-name="P124">Save plots in different formats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00">Show Slide </text:p>
              <text:p text:style-name="P100">System <text:span text:style-name="T39">Specifications</text:span> </text:p>
            </table:table-cell>
            <table:table-cell table:style-name="Table1.A4" office:value-type="string">
              <text:p text:style-name="P40">To record this tutorial, I am using </text:p>
              <text:list xml:id="list3011747513948770427" text:style-name="L3">
                <text:list-item>
                  <text:p text:style-name="P132"><text:span text:style-name="T21">Ubuntu Linux 14.04</text:span><text:span text:style-name="T18"> operating system</text:span></text:p>
                </text:list-item>
                <text:list-item>
                  <text:p text:style-name="P133"><text:span text:style-name="T34">Python</text:span> 2.7.6</text:p>
                </text:list-item>
                <text:list-item>
                  <text:p text:style-name="P132"><text:span text:style-name="T22">IPython</text:span><text:span text:style-name="T21"> 3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12">Show Slide </text:p>
              <text:p text:style-name="P32">Pre-requisite<text:span text:style-name="T100">s</text:span></text:p>
            </table:table-cell>
            <table:table-cell table:style-name="Table1.A5" office:value-type="string">
              <text:p text:style-name="P119"><text:bookmark text:name="docs-internal-guid-75e64ea3-c823-a134-d47c-f508edb3e4e0"/>To practise this tutorial, you should know how to - </text:p>
              <text:p text:style-name="P109"><text:span text:style-name="T2">Us</text:span><text:span text:style-name="T17">e</text:span><text:span text:style-name="T2"> </text:span><text:span text:style-name="T10">Plot Command I</text:span><text:span text:style-name="T2">nteractively</text:span></text:p>
              <text:p text:style-name="P110"/>
              <text:p text:style-name="P99"><text:bookmark text:name="docs-internal-guid-75e64ea3-c824-6e57-1e22-4849e90da8ed"/><text:span text:style-name="T67">If not, see the prerequisite</text:span><text:span text:style-name="T69"> </text:span><text:span text:style-name="T68">Python</text:span><text:span text:style-name="T69"> </text:span><text:span text:style-name="T67">tutorials on this website.</text:span></text:p>
            </table:table-cell>
          </table:table-row>
          <table:table-row table:style-name="Table1.5">
            <table:table-cell table:style-name="Table1.A5" office:value-type="string">
              <text:p text:style-name="P26"/>
              <text:p text:style-name="P84">[Terminal]</text:p>
              <text:p text:style-name="P95">ipython --pylab</text:p>
              <text:p text:style-name="P1"/>
            </table:table-cell>
            <table:table-cell table:style-name="Table1.A5" office:value-type="string">
              <text:p text:style-name="P112"><text:span text:style-name="T18">First open the </text:span><text:span text:style-name="T22">Terminal </text:span><text:span text:style-name="T29">by pressing </text:span><text:span text:style-name="T24">Ctrl+Alt+T </text:span><text:span text:style-name="T29">keys.</text:span></text:p>
              <text:p text:style-name="P112"><text:span text:style-name="T31">T</text:span>ype <text:span text:style-name="T71">ip</text:span><text:span text:style-name="T70">ython </text:span><text:span text:style-name="T72">--</text:span><text:span text:style-name="T70">pyla</text:span><text:span text:style-name="T2">b</text:span> and press <text:span text:style-name="T2">Enter</text:span>.</text:p>
              <text:p text:style-name="P94">It will start <text:s/><text:span text:style-name="T2">IPython</text:span> interpreter, <text:span text:style-name="T78">with the required </text:span><text:span text:style-name="T5">python modules</text:span><text:span text:style-name="T78"> for </text:span><text:span text:style-name="T5">plotting</text:span><text:span text:style-name="T78"> and </text:span><text:span text:style-name="T5">saving</text:span><text:span text:style-name="T78"> the </text:span><text:span text:style-name="T5">plots</text:span><text:span text:style-name="T78">.</text:span></text:p>
            </table:table-cell>
          </table:table-row>
          <table:table-row>
            <table:table-cell table:style-name="Table1.A1" office:value-type="string">
              <text:p text:style-name="P13">Show Slide </text:p>
              <text:p text:style-name="P91">'Creating a basic plot'</text:p>
              <text:p text:style-name="P3"/>
            </table:table-cell>
            <table:table-cell table:style-name="Table1.A1" office:value-type="string">
              <text:p text:style-name="P105"><text:span text:style-name="T101">L</text:span>et us plot a <text:span text:style-name="T2">sine</text:span> <text:span text:style-name="T15">curve</text:span> from<text:span text:style-name="T79"> minus</text:span><text:span text:style-name="T80"> </text:span><text:span text:style-name="T79">3 pi to</text:span><text:span text:style-name="T80"> </text:span><text:span text:style-name="T79">3 pi. </text:span></text:p>
            </table:table-cell>
          </table:table-row>
          <table:table-row>
            <table:table-cell table:style-name="Table1.A5" office:value-type="string">
              <text:p text:style-name="P100">[<text:span text:style-name="T40">IPython Terminal</text:span>]</text:p>
              <text:p text:style-name="P80">x = linspace(-3*pi, 3*pi, 100)</text:p>
            </table:table-cell>
            <table:table-cell table:style-name="Table1.A5" office:value-type="string">
              <text:p text:style-name="P45"><text:span text:style-name="T105">First, we will</text:span> calculate the required points for the plot. </text:p>
              <text:p text:style-name="P45"/>
              <text:p text:style-name="P55">Type,</text:p>
              <text:p text:style-name="P46"><text:span text:style-name="T75">x = linspace(-3*pi, 3*pi, 100) </text:span><text:span text:style-name="T27">in the console.</text:span></text:p>
              <text:p text:style-name="P41"/>
              <text:p text:style-name="P41"><text:span text:style-name="T81">L</text:span>et us <text:span text:style-name="T2">plot</text:span> <text:span text:style-name="T81">a </text:span><text:span text:style-name="T6">sine curve</text:span><text:span text:style-name="T81"> for </text:span>the points <text:span text:style-name="T81">stored in </text:span><text:span text:style-name="T6">variable</text:span><text:span text:style-name="T81"> </text:span><text:span text:style-name="T73">x</text:span></text:p>
            </table:table-cell>
          </table:table-row>
          <text:soft-page-break/>
          <table:table-row>
            <table:table-cell table:style-name="Table1.A4" office:value-type="string">
              <text:p text:style-name="P7">[<text:span text:style-name="T40">IPython Terminal</text:span>]</text:p>
              <text:p text:style-name="P7"/>
              <text:p text:style-name="P107">plot(x, sin(x))</text:p>
              <text:p text:style-name="P42"/>
            </table:table-cell>
            <table:table-cell table:style-name="Table1.A4" office:value-type="string">
              <text:p text:style-name="P69">Type <text:span text:style-name="T74">plot(x, sin(x)) </text:span><text:span text:style-name="T82">in the console and press </text:span><text:span text:style-name="T7">Enter. </text:span></text:p>
              <text:p text:style-name="P69"><text:span text:style-name="T7"><text:line-break/></text:span><text:span text:style-name="T83">Don't close the </text:span><text:span text:style-name="T16">plot</text:span><text:span text:style-name="T83"> </text:span><text:span text:style-name="T16">window</text:span><text:span text:style-name="T83"> </text:span><text:span text:style-name="T84">for rest of the tutorial.</text:span></text:p>
            </table:table-cell>
          </table:table-row>
          <table:table-row>
            <table:table-cell table:style-name="Table1.A4" office:value-type="string">
              <text:p text:style-name="P59">[Plot Window]</text:p>
            </table:table-cell>
            <table:table-cell table:style-name="Table1.A4" office:value-type="string">
              <text:p text:style-name="P27"><text:span text:style-name="T78">As you can see </text:span>we have made a very basic <text:span text:style-name="T2">sine plot</text:span>. </text:p>
              <text:p text:style-name="P27"/>
              <text:p text:style-name="P27"><text:span text:style-name="T78">N</text:span>ow let us see how to <text:span text:style-name="T2">save</text:span> the <text:span text:style-name="T2">plot.</text:span></text:p>
            </table:table-cell>
          </table:table-row>
          <table:table-row>
            <table:table-cell table:style-name="Table1.A4" office:value-type="string">
              <text:p text:style-name="P14">Show Slide </text:p>
              <text:p text:style-name="P92">savefig()</text:p>
              <text:p text:style-name="P2"/>
            </table:table-cell>
            <table:table-cell table:style-name="Table1.A4" office:value-type="string">
              <text:p text:style-name="P58"><text:span text:style-name="T41">For saving the plot, we will use </text:span><text:span text:style-name="T43">the</text:span><text:span text:style-name="T41"> </text:span><text:span text:style-name="Teletype"><text:span text:style-name="T45">savefig()</text:span></text:span><text:span text:style-name="Teletype"><text:span text:style-name="T41"> </text:span></text:span><text:span text:style-name="T41">function. </text:span></text:p>
              <text:p text:style-name="P82"><text:span text:style-name="T41">Sy</text:span><text:span text:style-name="T44">n</text:span><text:span text:style-name="T41">t</text:span><text:span text:style-name="T44">a</text:span><text:span text:style-name="T41">x: </text:span><text:span text:style-name="T60">savefig(fname)</text:span></text:p>
              <text:p text:style-name="P79"/>
              <text:p text:style-name="P49"><text:span text:style-name="Teletype"><text:span text:style-name="T62">savefig</text:span></text:span><text:span text:style-name="Teletype"><text:span text:style-name="T48"> </text:span></text:span><text:span text:style-name="T55">function takes one argument which is the filename. </text:span></text:p>
            </table:table-cell>
          </table:table-row>
          <table:table-row>
            <table:table-cell table:style-name="Table1.A4" office:value-type="string">
              <text:p text:style-name="P8"><text:bookmark-start text:name="__DdeLink__4217_1820545462"/>[<text:span text:style-name="T40">IPython Terminal</text:span>]<text:bookmark-end text:name="__DdeLink__4217_1820545462"/></text:p>
              <text:p text:style-name="P8"/>
              <text:p text:style-name="P106">savefig('sine.png')</text:p>
              <text:p text:style-name="P100"/>
            </table:table-cell>
            <table:table-cell table:style-name="Table1.A4" office:value-type="string">
              <text:p text:style-name="P48"/>
              <text:p text:style-name="P52">Type <text:span text:style-name="T70">savefig('sine.png')</text:span><text:span text:style-name="T22"> </text:span><text:span text:style-name="T28">and press</text:span><text:span text:style-name="T23"> Enter</text:span><text:span text:style-name="T28">.</text:span></text:p>
              <text:p text:style-name="P52"/>
              <text:p text:style-name="P56">This saves the file in present working directory.</text:p>
              <text:p text:style-name="P81"/>
              <text:p text:style-name="P43"><text:span text:style-name="T48">The characters after the </text:span><text:span text:style-name="T51">dot </text:span><text:span text:style-name="T48">in the filename is the extension.</text:span></text:p>
              <text:p text:style-name="P43"/>
              <text:p text:style-name="P43"><text:span text:style-name="T49">It</text:span><text:span text:style-name="T48"> which determines the format in which you want to save.</text:span></text:p>
            </table:table-cell>
          </table:table-row>
          <table:table-row>
            <table:table-cell table:style-name="Table1.A4" office:value-type="string">
              <text:p text:style-name="P9">[<text:span text:style-name="T40">IPython Terminal</text:span>]</text:p>
              <text:p text:style-name="P10">Type <text:span text:style-name="T70">pwd </text:span><text:span text:style-name="T33">and press</text:span><text:span text:style-name="T18"> </text:span><text:span text:style-name="T22">Enter</text:span></text:p>
              <text:p text:style-name="P9"/>
            </table:table-cell>
            <table:table-cell table:style-name="Table1.A4" office:value-type="string">
              <text:p text:style-name="P54">To check current working directory, </text:p>
              <text:p text:style-name="P54"/>
              <text:p text:style-name="P54">Type <text:span text:style-name="T70">pwd </text:span><text:span text:style-name="T30">in the </text:span><text:span text:style-name="T25">console</text:span><text:span text:style-name="T30"> </text:span><text:span text:style-name="T26">and press </text:span><text:span text:style-name="T22">Enter</text:span></text:p>
            </table:table-cell>
          </table:table-row>
          <table:table-row>
            <table:table-cell table:style-name="Table1.A4" office:value-type="string">
              <text:p text:style-name="P108"><text:span text:style-name="T78">[</text:span>IPython <text:span text:style-name="T78">Terminal]</text:span></text:p>
              <text:p text:style-name="P108"/>
              <text:p text:style-name="P63">Highlight the <text:span text:style-name="T2">/home/</text:span><text:span text:style-name="T11">fossee</text:span><text:span text:style-name="T2">/</text:span> <text:span text:style-name="T87">using mouse cursor</text:span></text:p>
            </table:table-cell>
            <table:table-cell table:style-name="Table1.A4" office:value-type="string">
              <text:p text:style-name="P66">To save the file in different directory, </text:p>
              <text:p text:style-name="P60"/>
              <text:p text:style-name="P60"><text:span text:style-name="T85">type</text:span> full path <text:span text:style-name="T86">of the directory</text:span> <text:span text:style-name="T85">before</text:span> the file<text:span text:style-name="T85">name</text:span>.</text:p>
              <text:p text:style-name="P60"/>
              <text:p text:style-name="P74"><text:span text:style-name="T93">##</text:span> <text:span text:style-name="T109">WILL </text:span>CHANGE FILE PATH<text:span text:style-name="T110">S</text:span> <text:s/>WHILE RECORDING <text:span text:style-name="T93">##</text:span></text:p>
              <text:p text:style-name="P60"/>
              <text:p text:style-name="P70">Type <text:span text:style-name="T70">savefig('/home/</text:span><text:span text:style-name="T76">fossee</text:span><text:span text:style-name="T70">/sine.png')</text:span></text:p>
              <text:p text:style-name="P70"/>
              <text:p text:style-name="P77"><text:s/></text:p>
            </table:table-cell>
          </table:table-row>
          <table:table-row>
            <table:table-cell table:style-name="Table1.A4" office:value-type="string">
              <text:p text:style-name="P108"><office:annotation><dc:creator>Thirumalesh </dc:creator><dc:date>2015-11-02T17:57:14</dc:date><text:list text:style-name=""><text:list-item><text:p text:style-name="P136"><text:span text:style-name="T118">If visual cue is required, can we put a snapshot showing windows filepath in the slide and show it?</text:span></text:p></text:list-item></text:list></office:annotation></text:p>
            </table:table-cell>
            <table:table-cell table:style-name="Table1.A4" office:value-type="string">
              <text:p text:style-name="P71">Note that above<text:span text:style-name="T2"> file path </text:span>is for<text:span text:style-name="T2"> Linux based systems.</text:span></text:p>
              <text:p text:style-name="P77"/>
              <text:p text:style-name="P71">For<text:span text:style-name="T2"> windows based systems, </text:span>type corresponding<text:span text:style-name="T2"> path.</text:span></text:p>
              <text:p text:style-name="P71"/>
              <text:p text:style-name="P71"><text:span text:style-name="T103">Example:</text:span><text:span text:style-name="T12"> </text:span><text:span text:style-name="T103">if the</text:span><text:span text:style-name="T12"> username </text:span><text:span text:style-name="T103">in</text:span><text:span text:style-name="T12"> windows </text:span><text:span text:style-name="T103">is</text:span><text:span text:style-name="T12"> fossee,</text:span></text:p>
              <text:p text:style-name="P72">and <text:span text:style-name="T2">sine.png </text:span>is <text:span text:style-name="T104">to be</text:span> saved on <text:span text:style-name="T2">Desktop</text:span></text:p>
              <text:p text:style-name="P72"/>
              <text:p text:style-name="P73">Then filepath is -</text:p>
              <text:p text:style-name="P72"><text:span text:style-name="T13">'</text:span><text:span text:style-name="T2">C:</text:span><text:span text:style-name="T14">\</text:span><text:span text:style-name="T2">\Users</text:span><text:span text:style-name="T14">\</text:span><text:span text:style-name="T2">\fossee</text:span><text:span text:style-name="T14">\</text:span><text:span text:style-name="T2">\Desktop</text:span><text:span text:style-name="T14">\</text:span><text:span text:style-name="T2">\sine.png</text:span><text:span text:style-name="T13">'</text:span><text:span text:style-name="T2"> </text:span></text:p>
              <text:p text:style-name="P78"/>
            </table:table-cell>
          </table:table-row>
          <table:table-row>
            <table:table-cell table:style-name="Table1.A4" office:value-type="string">
              <text:p text:style-name="P61"><text:span text:style-name="T78">[</text:span>IPython <text:span text:style-name="T78">Terminal]</text:span></text:p>
              <text:p text:style-name="P61"/>
              <text:p text:style-name="P14">Highlight the <text:span text:style-name="T2">.png</text:span> part using mouse movements</text:p>
            </table:table-cell>
            <table:table-cell table:style-name="Table1.A4" office:value-type="string">
              <text:p text:style-name="P111"><text:span text:style-name="T88">Here we have used an extension </text:span><text:span text:style-name="T91">dot </text:span><text:span text:style-name="Teletype"><text:span text:style-name="T91">png.</text:span></text:span><text:span text:style-name="T88"> </text:span></text:p>
              <text:p text:style-name="P111"><text:span text:style-name="T90">This will ensure</text:span><text:span text:style-name="T89"> that the image is saved </text:span><text:span text:style-name="T88">as a </text:span><text:span text:style-name="T92">PNG</text:span><text:span text:style-name="T88"> file.</text:span></text:p>
              <text:p text:style-name="P104"/>
              <text:p text:style-name="P103"><text:span text:style-name="T88">Now let us locate the file </text:span><text:span text:style-name="Teletype"><text:span text:style-name="T91">sine.png</text:span></text:span><text:span text:style-name="Teletype"><text:span text:style-name="T88"> </text:span></text:span><text:span text:style-name="T88">which we had saved </text:span><text:span text:style-name="T89">earlier</text:span><text:span text:style-name="T88">. </text:span></text:p>
            </table:table-cell>
          </table:table-row>
          <text:soft-page-break/>
          <table:table-row>
            <table:table-cell table:style-name="Table1.A4" office:value-type="string">
              <text:p text:style-name="P67">[File browser]</text:p>
              <text:p text:style-name="P67"/>
              <text:p text:style-name="P62">Open the browser, navigate to <text:span text:style-name="T2">/home/</text:span><text:span text:style-name="T11">fossee</text:span></text:p>
              <text:p text:style-name="P62"/>
              <text:p text:style-name="P62">and highlight the file <text:span text:style-name="T2">sine.png</text:span></text:p>
              <text:p text:style-name="P62"/>
              <text:p text:style-name="P18"/>
            </table:table-cell>
            <table:table-cell table:style-name="Table1.A4" office:value-type="string">
              <text:p text:style-name="P65">We have saved the file to </text:p>
              <text:p text:style-name="P47"><text:span text:style-name="T57">(slash)</text:span><text:span text:style-name="Teletype"><text:span text:style-name="T53">home(slash)</text:span></text:span><text:span text:style-name="Teletype"><text:span text:style-name="T54">fossee</text:span></text:span><text:span text:style-name="Teletype"><text:span text:style-name="T57">,</text:span></text:span></text:p>
              <text:p text:style-name="P47"/>
              <text:p text:style-name="P47"><text:span text:style-name="T56">Let</text:span><text:span text:style-name="T55"> us navigate to </text:span><text:span text:style-name="T53">(slash)</text:span><text:span text:style-name="Teletype"><text:span text:style-name="T53">home(slash)</text:span></text:span><text:span text:style-name="Teletype"><text:span text:style-name="T54">fossee</text:span></text:span><text:span text:style-name="Teletype"><text:span text:style-name="T59"> </text:span></text:span><text:span text:style-name="T55">using the file browser. </text:span></text:p>
            </table:table-cell>
          </table:table-row>
          <table:table-row>
            <table:table-cell table:style-name="Table1.A4" office:value-type="string">
              <text:p text:style-name="P68">[File browser]</text:p>
              <text:p text:style-name="P68"/>
              <text:p text:style-name="P20">Open the file sine.png and </text:p>
              <text:p text:style-name="P20"/>
              <text:p text:style-name="P20">show it for two-three seconds and then close it.<text:span text:style-name="T99"> </text:span></text:p>
              <text:p text:style-name="P68"/>
            </table:table-cell>
            <table:table-cell table:style-name="Table1.A4" office:value-type="string">
              <text:p text:style-name="P53"><text:span text:style-name="T98">Open th</text:span>e <text:span text:style-name="T2">sine.png </text:span><text:span text:style-name="T95">file </text:span><text:span text:style-name="T96">to see the plotted </text:span><text:span text:style-name="T9">sine curve. </text:span></text:p>
            </table:table-cell>
          </table:table-row>
          <table:table-row>
            <table:table-cell table:style-name="Table1.A4" office:value-type="string">
              <text:p text:style-name="P64"/>
              <text:p text:style-name="P90">Show Slide</text:p>
              <text:p text:style-name="P86">More on <text:span text:style-name="T70">savefig()</text:span></text:p>
              <text:p text:style-name="P2"/>
            </table:table-cell>
            <table:table-cell table:style-name="Table1.A4" office:value-type="string">
              <text:p text:style-name="P51"/>
              <text:p text:style-name="P50"><text:span text:style-name="T63">s</text:span><text:span text:style-name="Teletype"><text:span text:style-name="T62">avefig</text:span></text:span><text:span text:style-name="Teletype"><text:span text:style-name="T48"> </text:span></text:span><text:span text:style-name="T55">can save the plot in many formats, such as</text:span></text:p>
              <text:p text:style-name="P50"/>
              <text:p text:style-name="P76">pdf - portable document format, </text:p>
              <text:p text:style-name="P75">ps - post script, </text:p>
              <text:p text:style-name="P75">eps - encapsulated post script, <text:span text:style-name="T97">to be used with </text:span><text:span text:style-name="T106">LaTeX </text:span><text:span text:style-name="T97">documents</text:span></text:p>
              <text:p text:style-name="P75">svg - scalable vector graphics, </text:p>
              <text:p text:style-name="P75">png - portable network graphics </text:p>
            </table:table-cell>
          </table:table-row>
          <table:table-row>
            <table:table-cell table:style-name="Table1.A4" office:value-type="string">
              <text:p text:style-name="P21">Show Slide </text:p>
              <text:p text:style-name="P85">Exercise 1</text:p>
              <text:p text:style-name="P6"/>
            </table:table-cell>
            <table:table-cell table:style-name="Table1.A4" office:value-type="string">
              <text:p text:style-name="P11">Pause the video here, try out the following exercise and resume the video.</text:p>
              <text:p text:style-name="P11"/>
              <text:p text:style-name="P87">Save the <text:span text:style-name="T2">sine</text:span> <text:span text:style-name="T2">plot</text:span> in the <text:span text:style-name="T8">eps</text:span> <text:span text:style-name="T2">format</text:span>. </text:p>
              <text:p text:style-name="P1"/>
            </table:table-cell>
          </table:table-row>
          <table:table-row>
            <table:table-cell table:style-name="Table1.A4" office:value-type="string">
              <text:p text:style-name="P22">[Ipython Terminal]</text:p>
              <text:p text:style-name="P25">savefig('/home/<text:span text:style-name="T102">fossee</text:span>/sine.eps')</text:p>
              <text:p text:style-name="P14"/>
            </table:table-cell>
            <table:table-cell table:style-name="Table1.A4" office:value-type="string">
              <text:p text:style-name="P37">Type <text:span text:style-name="T60">savefig('/home/</text:span><text:span text:style-name="T61">fossee</text:span><text:span text:style-name="T60">/sine.eps')</text:span></text:p>
              <text:p text:style-name="P31"><text:span text:style-name="T65">and press </text:span><text:span text:style-name="T64">Enter.</text:span></text:p>
              <text:p text:style-name="P36"/>
              <text:p text:style-name="P33"/>
            </table:table-cell>
          </table:table-row>
          <table:table-row>
            <table:table-cell table:style-name="Table1.A4" office:value-type="string">
              <text:p text:style-name="P23">[File Browser]</text:p>
              <text:p text:style-name="P24">Highlight the file <text:span text:style-name="T2">sine.eps</text:span> for 2 seconds and</text:p>
              <text:p text:style-name="P85">then double click and open the file</text:p>
              <text:p text:style-name="P2"/>
            </table:table-cell>
            <table:table-cell table:style-name="Table1.A4" office:value-type="string">
              <text:p text:style-name="P30"><text:span text:style-name="T55">Now let us go to </text:span><text:span text:style-name="Teletype"><text:span text:style-name="T50">/home/</text:span></text:span><text:span text:style-name="Teletype"><text:span text:style-name="T52">fossee</text:span></text:span><text:span text:style-name="Teletype"><text:span text:style-name="T48"> </text:span></text:span><text:span text:style-name="T55">and see the new file created.</text:span></text:p>
              <text:p text:style-name="P34"/>
              <text:p text:style-name="P35">&lt;pause&gt;</text:p>
              <text:p text:style-name="P35"/>
              <text:p text:style-name="P28"><text:span text:style-name="T32">We see the </text:span><text:span text:style-name="T18">file </text:span><text:span text:style-name="Teletype"><text:span text:style-name="T22">sine.eps</text:span></text:span><text:span text:style-name="Teletype"><text:span text:style-name="T18"> </text:span></text:span><text:span text:style-name="T18"><text:s/>here.<text:line-break/></text:span></text:p>
            </table:table-cell>
          </table:table-row>
          <table:table-row>
            <table:table-cell table:style-name="Table1.A4" office:value-type="string">
              <text:p text:style-name="P15">Show Slide </text:p>
              <text:p text:style-name="P85">Exercise 2</text:p>
              <text:p text:style-name="P4"/>
            </table:table-cell>
            <table:table-cell table:style-name="Table1.A4" office:value-type="string">
              <text:p text:style-name="P11">Pause the video here, try out the following exercise and resume the video.</text:p>
              <text:p text:style-name="P11"/>
              <text:p text:style-name="P88">Save the <text:span text:style-name="T2">sine</text:span> <text:span text:style-name="T2">plot</text:span> in </text:p>
              <text:p text:style-name="P93"><text:span text:style-name="T58">PDF, PS</text:span><text:span text:style-name="T55"> and </text:span><text:span text:style-name="T58">SVG formats</text:span><text:span text:style-name="T55">.</text:span></text:p>
            </table:table-cell>
          </table:table-row>
          <table:table-row>
            <table:table-cell table:style-name="Table1.A4" office:value-type="string">
              <text:p text:style-name="P15">Show Slide </text:p>
              <text:p text:style-name="P85">Summary slide</text:p>
              <text:p text:style-name="P29"/>
            </table:table-cell>
            <table:table-cell table:style-name="Table1.A4" office:value-type="string">
              <text:p text:style-name="P19">This brings us to the end of this tutorial. In this tutorial,we have learnt to,<text:line-break/></text:p>
              <text:list xml:id="list1552778116766794049" text:style-name="L4">
                <text:list-item>
                  <text:p text:style-name="P121"><text:span text:style-name="T41">Save plots using the </text:span><text:span text:style-name="Teletype"><text:span text:style-name="T60">savefig()</text:span></text:span><text:span text:style-name="Teletype"><text:span text:style-name="T45"> </text:span></text:span><text:span text:style-name="T41">function.</text:span></text:p>
                </text:list-item>
                <text:list-item>
                  <text:p text:style-name="P125"><text:soft-page-break/>Save the plots in different formats like</text:p>
                  <text:p text:style-name="P129"><text:span text:style-name="T55"><text:s/>-</text:span><text:span text:style-name="T58"> pdf <text:line-break/> - ps <text:line-break/> - png <text:line-break/> - svg <text:line-break/> - eps</text:span></text:p>
                </text:list-item>
              </text:list>
            </table:table-cell>
          </table:table-row>
          <table:table-row table:style-name="Table1.25">
            <table:table-cell table:style-name="Table1.A4" office:value-type="string">
              <text:p text:style-name="P16">Show Slide</text:p>
              <text:p text:style-name="P89">Assignment</text:p>
              <text:p text:style-name="P5"/>
            </table:table-cell>
            <table:table-cell table:style-name="Table1.A4" office:value-type="string">
              <text:p text:style-name="P17">Here are some <text:span text:style-name="T111">assignment</text:span> questions for you to solve</text:p>
              <text:p text:style-name="P17"/>
              <text:list xml:id="list1188755205813217901" text:style-name="L5">
                <text:list-item>
                  <text:p text:style-name="P123">Which command is used to save a plot.</text:p>
                </text:list-item>
              </text:list>
              <text:list xml:id="list2711574340537902856" text:style-name="L6">
                <text:list-item>
                  <text:p text:style-name="P130"><text:span text:style-name="T66">s</text:span><text:span text:style-name="T65">aveplot()</text:span></text:p>
                </text:list-item>
                <text:list-item>
                  <text:p text:style-name="P128">savefig()</text:p>
                </text:list-item>
                <text:list-item>
                  <text:p text:style-name="P128">savefigure()</text:p>
                </text:list-item>
                <text:list-item>
                  <text:p text:style-name="P128">saveplt()<text:line-break/></text:p>
                </text:list-item>
              </text:list>
              <text:p text:style-name="P83"><text:span text:style-name="Teletype"><text:span text:style-name="T42">2. </text:span></text:span><text:span text:style-name="Teletype"><text:span text:style-name="T60">savefig('sine.png')</text:span></text:span><text:span text:style-name="T41">saves the plot in,</text:span></text:p>
              <text:list xml:id="list3248389477519712153" text:style-name="L7">
                <text:list-item>
                  <text:p text:style-name="P131"><text:span text:style-name="T45">The root directory </text:span><text:span text:style-name="T46">'</text:span><text:span text:style-name="Teletype"><text:span text:style-name="T45">/</text:span></text:span><text:span text:style-name="Teletype"><text:span text:style-name="T46">'</text:span></text:span><text:span text:style-name="Teletype"><text:span text:style-name="T45"> </text:span></text:span><text:span text:style-name="T45">(on GNU/Linux, Unix based systems), </text:span><text:span text:style-name="T46">'</text:span><text:a xlink:type="simple" xlink:href="../../../../../../C:/"><text:span text:style-name="T47">C</text:span></text:a><text:a xlink:type="simple" xlink:href="../../../../../../C:/"><text:span text:style-name="Teletype"><text:span text:style-name="T45">:\</text:span></text:span></text:a><text:span text:style-name="Teletype"><text:span text:style-name="T46">'</text:span></text:span><text:span text:style-name="Teletype"><text:span text:style-name="T45"> </text:span></text:span><text:span text:style-name="T45">(on windows)</text:span></text:p>
                </text:list-item>
                <text:list-item>
                  <text:p text:style-name="P126">Will result in an <text:span text:style-name="T2">error</text:span> as <text:span text:style-name="T2">full</text:span> <text:span text:style-name="T2">path</text:span> is not s<text:span text:style-name="T107">pecified.</text:span></text:p>
                </text:list-item>
                <text:list-item>
                  <text:p text:style-name="P126">The current working directory.</text:p>
                </text:list-item>
                <text:list-item>
                  <text:p text:style-name="P131"><text:span text:style-name="T41">Predefined directory like “</text:span><text:span text:style-name="Teletype"><text:span text:style-name="T41">/documents</text:span></text:span><text:span text:style-name="T41">.”</text:span></text:p>
                </text:list-item>
              </text:list>
              <text:p text:style-name="P39"/>
            </table:table-cell>
          </table:table-row>
          <table:table-row table:style-name="Table1.25">
            <table:table-cell table:style-name="Table1.A4" office:value-type="string">
              <text:p text:style-name="P16">Show Slide</text:p>
              <text:p text:style-name="P85">Solution<text:span text:style-name="T108">s</text:span> </text:p>
              <text:p text:style-name="P44"/>
            </table:table-cell>
            <table:table-cell table:style-name="Table1.A4" office:value-type="string">
              <text:p text:style-name="P11">And the answers,</text:p>
              <text:p text:style-name="P11"/>
              <text:list xml:id="list4939216286299470133" text:style-name="L8">
                <text:list-item>
                  <text:p text:style-name="P122"><text:span text:style-name="T41">To save a plot, we use the </text:span><text:span text:style-name="Teletype"><text:span text:style-name="T60">savefig()</text:span></text:span><text:span text:style-name="Teletype"><text:span text:style-name="T41"> </text:span></text:span><text:span text:style-name="T41">function.</text:span></text:p>
                </text:list-item>
                <text:list-item>
                  <text:p text:style-name="P127"><text:span text:style-name="T94">If</text:span> we save a file <text:span text:style-name="T94">without complete path</text:span>, <text:line-break/> <text:s text:c="2"/>it gets saved in the current working directory.</text:p>
                </text:list-item>
              </text:list>
              <text:p text:style-name="P40"/>
            </table:table-cell>
          </table:table-row>
          <table:table-row>
            <table:table-cell table:style-name="Table1.A1" office:value-type="string">
              <text:p text:style-name="P134">Show Slide</text:p>
              <text:p text:style-name="P134">Forum</text:p>
            </table:table-cell>
            <table:table-cell table:style-name="Table1.A1" office:value-type="string">
              <text:p text:style-name="P135">Please post your timed queries in this forum.</text:p>
            </table:table-cell>
          </table:table-row>
          <table:table-row>
            <table:table-cell table:style-name="Table1.A5" office:value-type="string">
              <text:p text:style-name="P134">Show Slide</text:p>
              <text:p text:style-name="P134">Fossee Forum</text:p>
            </table:table-cell>
            <table:table-cell table:style-name="Table1.A5" office:value-type="string">
              <text:p text:style-name="P135">Please post your general queries on Python in this forum.</text:p>
            </table:table-cell>
          </table:table-row>
          <table:table-row>
            <table:table-cell table:style-name="Table1.A5" office:value-type="string">
              <text:p text:style-name="P134">Show Slide</text:p>
              <text:p text:style-name="P134">Textbook Companion</text:p>
            </table:table-cell>
            <table:table-cell table:style-name="Table1.A5" office:value-type="string">
              <text:p text:style-name="P135">FOSSEE team coordinates the TBC project.</text:p>
            </table:table-cell>
          </table:table-row>
          <table:table-row>
            <table:table-cell table:style-name="Table1.A5" office:value-type="string">
              <text:p text:style-name="P134">Show Slide</text:p>
              <text:p text:style-name="P134">Acknowledgment</text:p>
              <text:p text:style-name="P134"><text:soft-page-break/>http://spoken-tutorial.org</text:p>
            </table:table-cell>
            <table:table-cell table:style-name="Table1.A5" office:value-type="string">
              <text:p text:style-name="P135">Spoken Tutorial Project is funded by NMEICT, MHRD, Govt. of India.</text:p>
              <text:p text:style-name="P135"><text:soft-page-break/>For more details, visit this website.</text:p>
            </table:table-cell>
          </table:table-row>
          <table:table-row>
            <table:table-cell table:style-name="Table1.A5" office:value-type="string">
              <text:p text:style-name="P134">Previous slide</text:p>
            </table:table-cell>
            <table:table-cell table:style-name="Table1.A5" office:value-type="string">
              <text:p text:style-name="P135">This is _________ from IIT Bombay (or FOSSEE, if you wish) signing off.</text:p>
              <text:p text:style-name="P135">Thank you.</text:p>
            </table:table-cell>
          </table:table-row>
        </table:table>
        <text:section text:style-name="Sect1" text:name="ContributionCredits">
          <text:h text:style-name="P102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ejaVu Sans" svg:font-family="'DejaVu Sans'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0H34M19S</meta:editing-duration>
    <meta:editing-cycles>367</meta:editing-cycles>
    <meta:generator>LibreOffice/4.2.8.2$Linux_X86_64 LibreOffice_project/420m0$Build-2</meta:generator>
    <dc:date>2016-02-15T15:10:35.478593938</dc:date>
    <meta:document-statistic meta:table-count="1" meta:image-count="0" meta:object-count="0" meta:page-count="5" meta:paragraph-count="158" meta:word-count="858" meta:character-count="5108" meta:non-whitespace-character-count="4368"/>
  </office:meta>
</office:document-meta>
</file>